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6.8708in" style:rel-column-width="65535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="0.0007in solid #000000"/>
    </style:style>
    <style:style style:name="Table1.A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SIMPLE EQUATIONS</text:p>
      <text:p text:style-name="P1"/>
      <text:p text:style-name="Standard">What is value of B?</text:p>
      <text:p text:style-name="Standard"><draw:rect text:anchor-type="paragraph" draw:z-index="0" draw:style-name="gr1" draw:text-style-name="P6" svg:width="0.8752in" svg:height="0.448in" svg:x="5.4772in" svg:y="0.4626in"><text:p/></draw:rect><draw:rect text:anchor-type="paragraph" draw:z-index="1" draw:style-name="gr1" draw:text-style-name="P6" svg:width="0.8752in" svg:height="0.448in" svg:x="5.4972in" svg:y="1.4425in"><text:p/></draw:rect><draw:rect text:anchor-type="paragraph" draw:z-index="2" draw:style-name="gr1" draw:text-style-name="P6" svg:width="0.8752in" svg:height="0.448in" svg:x="5.4764in" svg:y="2.4528in"><text:p/></draw:rect><draw:rect text:anchor-type="paragraph" draw:z-index="4" draw:style-name="gr1" draw:text-style-name="P6" svg:width="0.8752in" svg:height="0.448in" svg:x="5.4866in" svg:y="4.4634in"><text:p/></draw:rect><draw:rect text:anchor-type="paragraph" draw:z-index="5" draw:style-name="gr1" draw:text-style-name="P6" svg:width="0.8752in" svg:height="0.448in" svg:x="5.5075in" svg:y="5.4425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 text:c="10"/>A = 5 <text:s text:c="5"/>, <text:s text:c="3"/>B = A + 2 <text:s text:c="5"/>, <text:s text:c="5"/>B = </text:p>
          </table:table-cell>
        </table:table-row>
        <table:table-row table:style-name="Table1.1">
          <table:table-cell table:style-name="Table1.A2" office:value-type="string">
            <text:p text:style-name="P4"><text:s text:c="9"/>A = 2 + 4 <text:s/>, <text:s/>B = A – 2 <text:s text:c="3"/>, <text:s text:c="8"/>B = </text:p>
          </table:table-cell>
        </table:table-row>
        <table:table-row table:style-name="Table1.1">
          <table:table-cell table:style-name="Table1.A2" office:value-type="string">
            <text:p text:style-name="P4"><text:s text:c="9"/>A = 5 <text:s/>, <text:s/>C = 4 <text:s/>, B = A+C <text:s text:c="3"/>, <text:s text:c="2"/>B = 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3" draw:style-name="gr1" draw:text-style-name="P6" svg:width="0.8752in" svg:height="0.448in" svg:x="5.4772in" svg:y="0.0146in"><text:p/></draw:rect> <text:s text:c="8"/>A = B + 2 <text:s/>,C = A – 2 , C = 4 , B = </text:p>
          </table:table-cell>
        </table:table-row>
        <table:table-row table:style-name="Table1.1">
          <table:table-cell table:style-name="Table1.A2" office:value-type="string">
            <text:p text:style-name="P4"><text:s text:c="9"/>A = B – 2 , C = B + 2 , A = 4, <text:s/>B = </text:p>
          </table:table-cell>
        </table:table-row>
        <table:table-row table:style-name="Table1.1">
          <table:table-cell table:style-name="Table1.A2" office:value-type="string">
            <text:p text:style-name="P4"><text:s text:c="9"/>A = 10 , <text:s/>B = C + A , C = A – 2,B =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7:27:41.44</dc:date>
    <dc:creator>Anoop Jain</dc:creator>
    <meta:editing-duration>PT16M40S</meta:editing-duration>
    <meta:editing-cycles>13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0" meta:word-count="106" meta:character-count="447"/>
  </office:meta>
</office:document-meta>
</file>